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e52" officeooo:paragraph-rsid="00126e52"/>
    </style:style>
    <style:style style:name="P2" style:family="paragraph" style:parent-style-name="Standard">
      <style:paragraph-properties fo:text-align="start" style:justify-single-word="false"/>
      <style:text-properties officeooo:rsid="00126e52" officeooo:paragraph-rsid="00126e52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6e52" officeooo:paragraph-rsid="00126e5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6e52" officeooo:paragraph-rsid="00126e52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sobre el ejercicio 1</text:p>
      <text:p text:style-name="P1"/>
      <text:p text:style-name="P3">Alumno: Sebastian Wilde Alarcón Arenas</text:p>
      <text:p text:style-name="P1"/>
      <text:p text:style-name="P1"/>
      <text:p text:style-name="P1"><draw:frame draw:style-name="fr1" draw:name="Objeto1" text:anchor-type="paragraph" svg:width="12.248cm" svg:height="10.8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s datos obtenidos en la primera tabla están en milisegundos</text:p>
      <text:p text:style-name="P3">Conclusiones: </text:p>
      <text:p text:style-name="P4">Como se aprecia en el cuadro la speedup solo es favorable en para con 2048 y 2 procesos esto quizás se deba a que hubo una mejor distribución de datos en la cache</text:p>
      <text:p text:style-name="P4">Con respecto a la eficiencia hay varios puntos donde es eficiente especialmente cuando es una matriz de 2048 datos.</text:p>
      <text:p text:style-name="P4">No es escalable ya que la eficiencia y el speedup disminuye con mas procesos y mas dato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3:04:50.009326041</meta:creation-date>
    <dc:date>2016-09-07T23:13:12.948944257</dc:date>
    <meta:editing-duration>P0D</meta:editing-duration>
    <meta:editing-cycles>1</meta:editing-cycles>
    <meta:document-statistic meta:table-count="0" meta:image-count="0" meta:object-count="1" meta:page-count="1" meta:paragraph-count="7" meta:word-count="90" meta:character-count="507" meta:non-whitespace-character-count="42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Order matrix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42229" calcext:value-type="float">
            <text:p>16.742229</text:p>
          </table:table-cell>
          <table:table-cell office:value-type="float" office:value="97.308159" calcext:value-type="float">
            <text:p>97.308159</text:p>
          </table:table-cell>
          <table:table-cell office:value-type="float" office:value="240.832806" calcext:value-type="float">
            <text:p>240.832806</text:p>
          </table:table-cell>
          <table:table-cell office:value-type="float" office:value="795.89254" calcext:value-type="float">
            <text:p>795.89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731834" calcext:value-type="float">
            <text:p>41.731834</text:p>
          </table:table-cell>
          <table:table-cell office:value-type="float" office:value="90.71117" calcext:value-type="float">
            <text:p>90.71117</text:p>
          </table:table-cell>
          <table:table-cell office:value-type="float" office:value="386.529922" calcext:value-type="float">
            <text:p>386.529922</text:p>
          </table:table-cell>
          <table:table-cell office:value-type="float" office:value="886.956256" calcext:value-type="float">
            <text:p>886.956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3.950844" calcext:value-type="float">
            <text:p>743.950844</text:p>
          </table:table-cell>
          <table:table-cell office:value-type="float" office:value="125.599303" calcext:value-type="float">
            <text:p>125.599303</text:p>
          </table:table-cell>
          <table:table-cell office:value-type="float" office:value="430.996895" calcext:value-type="float">
            <text:p>430.996895</text:p>
          </table:table-cell>
          <table:table-cell office:value-type="float" office:value="1649.644852" calcext:value-type="float">
            <text:p>1649.644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3.950844" calcext:value-type="float">
            <text:p>743.950844</text:p>
          </table:table-cell>
          <table:table-cell office:value-type="float" office:value="600.955269" calcext:value-type="float">
            <text:p>600.955269</text:p>
          </table:table-cell>
          <table:table-cell office:value-type="float" office:value="12679.955482" calcext:value-type="float">
            <text:p>12679.955482</text:p>
          </table:table-cell>
          <table:table-cell office:value-type="float" office:value="70761.257172" calcext:value-type="float">
            <text:p>70761.25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7.665024" calcext:value-type="float">
            <text:p>2147.665024</text:p>
          </table:table-cell>
          <table:table-cell office:value-type="float" office:value="7911.947966" calcext:value-type="float">
            <text:p>7911.947966</text:p>
          </table:table-cell>
          <table:table-cell office:value-type="float" office:value="21063.933849" calcext:value-type="float">
            <text:p>21063.933849</text:p>
          </table:table-cell>
          <table:table-cell office:value-type="float" office:value="72419.956684" calcext:value-type="float">
            <text:p>72419.956684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Speed Up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/[.B7]" office:value-type="float" office:value="1" calcext:value-type="float">
            <text:p>1</text:p>
          </table:table-cell>
          <table:table-cell table:formula="of:=[.C$7]/[.C7]" office:value-type="float" office:value="1" calcext:value-type="float">
            <text:p>1</text:p>
          </table:table-cell>
          <table:table-cell table:formula="of:=[.D$7]/[.D7]" office:value-type="float" office:value="1" calcext:value-type="float">
            <text:p>1</text:p>
          </table:table-cell>
          <table:table-cell table:formula="of:=[.E$7]/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7]/[.B8]" office:value-type="float" office:value="0.401186034622873" calcext:value-type="float">
            <text:p>0.4011860346</text:p>
          </table:table-cell>
          <table:table-cell table:formula="of:=[.C$7]/[.C8]" office:value-type="float" office:value="1.07272521123915" calcext:value-type="float">
            <text:p>1.0727252112</text:p>
          </table:table-cell>
          <table:table-cell table:formula="of:=[.D$7]/[.D8]" office:value-type="float" office:value="0.623063810309619" calcext:value-type="float">
            <text:p>0.6230638103</text:p>
          </table:table-cell>
          <table:table-cell table:formula="of:=[.E$7]/[.E8]" office:value-type="float" office:value="0.897330093356938" calcext:value-type="float">
            <text:p>0.8973300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7]/[.B9]" office:value-type="float" office:value="0.0225044828365031" calcext:value-type="float">
            <text:p>0.0225044828</text:p>
          </table:table-cell>
          <table:table-cell table:formula="of:=[.C$7]/[.C9]" office:value-type="float" office:value="0.774750788226906" calcext:value-type="float">
            <text:p>0.7747507882</text:p>
          </table:table-cell>
          <table:table-cell table:formula="of:=[.D$7]/[.D9]" office:value-type="float" office:value="0.558780837620652" calcext:value-type="float">
            <text:p>0.5587808376</text:p>
          </table:table-cell>
          <table:table-cell table:formula="of:=[.E$7]/[.E9]" office:value-type="float" office:value="0.482462961064058" calcext:value-type="float">
            <text:p>0.4824629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7]/[.B10]" office:value-type="float" office:value="0.0225044828365031" calcext:value-type="float">
            <text:p>0.0225044828</text:p>
          </table:table-cell>
          <table:table-cell table:formula="of:=[.C$7]/[.C10]" office:value-type="float" office:value="0.161922465813342" calcext:value-type="float">
            <text:p>0.1619224658</text:p>
          </table:table-cell>
          <table:table-cell table:formula="of:=[.D$7]/[.D10]" office:value-type="float" office:value="0.0189931901844512" calcext:value-type="float">
            <text:p>0.0189931902</text:p>
          </table:table-cell>
          <table:table-cell table:formula="of:=[.E$7]/[.E10]" office:value-type="float" office:value="0.0112475748991488" calcext:value-type="float">
            <text:p>0.0112475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7]/[.B11]" office:value-type="float" office:value="0.00779554949813253" calcext:value-type="float">
            <text:p>0.0077955495</text:p>
          </table:table-cell>
          <table:table-cell table:formula="of:=[.C$7]/[.C11]" office:value-type="float" office:value="0.012298887634014" calcext:value-type="float">
            <text:p>0.0122988876</text:p>
          </table:table-cell>
          <table:table-cell table:formula="of:=[.D$7]/[.D11]" office:value-type="float" office:value="0.0114334201638899" calcext:value-type="float">
            <text:p>0.0114334202</text:p>
          </table:table-cell>
          <table:table-cell table:formula="of:=[.E$7]/[.E11]" office:value-type="float" office:value="0.0109899615581493" calcext:value-type="float">
            <text:p>0.010989961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Efficiency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/[.B7]*[.$A24]" office:value-type="float" office:value="1" calcext:value-type="float">
            <text:p>1</text:p>
          </table:table-cell>
          <table:table-cell table:formula="of:=[.C$7]/[.C7]*[.$A24]" office:value-type="float" office:value="1" calcext:value-type="float">
            <text:p>1</text:p>
          </table:table-cell>
          <table:table-cell table:formula="of:=[.D$7]/[.D7]*[.$A24]" office:value-type="float" office:value="1" calcext:value-type="float">
            <text:p>1</text:p>
          </table:table-cell>
          <table:table-cell table:formula="of:=[.E$7]/[.E7]*[.$A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7]/[.B8]*[.$A25]" office:value-type="float" office:value="0.802372069245746" calcext:value-type="float">
            <text:p>0.8023720692</text:p>
          </table:table-cell>
          <table:table-cell table:formula="of:=[.C$7]/[.C8]*[.$A25]" office:value-type="float" office:value="2.14545042247829" calcext:value-type="float">
            <text:p>2.1454504225</text:p>
          </table:table-cell>
          <table:table-cell table:formula="of:=[.D$7]/[.D8]*[.$A25]" office:value-type="float" office:value="1.24612762061924" calcext:value-type="float">
            <text:p>1.2461276206</text:p>
          </table:table-cell>
          <table:table-cell table:formula="of:=[.E$7]/[.E8]*[.$A25]" office:value-type="float" office:value="1.79466018671388" calcext:value-type="float">
            <text:p>1.7946601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7]/[.B9]*[.$A26]" office:value-type="float" office:value="0.0900179313460124" calcext:value-type="float">
            <text:p>0.0900179313</text:p>
          </table:table-cell>
          <table:table-cell table:formula="of:=[.C$7]/[.C9]*[.$A26]" office:value-type="float" office:value="3.09900315290762" calcext:value-type="float">
            <text:p>3.0990031529</text:p>
          </table:table-cell>
          <table:table-cell table:formula="of:=[.D$7]/[.D9]*[.$A26]" office:value-type="float" office:value="2.23512335048261" calcext:value-type="float">
            <text:p>2.2351233505</text:p>
          </table:table-cell>
          <table:table-cell table:formula="of:=[.E$7]/[.E9]*[.$A26]" office:value-type="float" office:value="1.92985184425623" calcext:value-type="float">
            <text:p>1.9298518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7]/[.B10]*[.$A27]" office:value-type="float" office:value="0.180035862692025" calcext:value-type="float">
            <text:p>0.1800358627</text:p>
          </table:table-cell>
          <table:table-cell table:formula="of:=[.C$7]/[.C10]*[.$A27]" office:value-type="float" office:value="1.29537972650673" calcext:value-type="float">
            <text:p>1.2953797265</text:p>
          </table:table-cell>
          <table:table-cell table:formula="of:=[.D$7]/[.D10]*[.$A27]" office:value-type="float" office:value="0.151945521475609" calcext:value-type="float">
            <text:p>0.1519455215</text:p>
          </table:table-cell>
          <table:table-cell table:formula="of:=[.E$7]/[.E10]*[.$A27]" office:value-type="float" office:value="0.0899805991931904" calcext:value-type="float">
            <text:p>0.0899805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7]/[.B11]*[.$A28]" office:value-type="float" office:value="0.124728791970121" calcext:value-type="float">
            <text:p>0.124728792</text:p>
          </table:table-cell>
          <table:table-cell table:formula="of:=[.C$7]/[.C11]*[.$A28]" office:value-type="float" office:value="0.196782202144225" calcext:value-type="float">
            <text:p>0.1967822021</text:p>
          </table:table-cell>
          <table:table-cell table:formula="of:=[.D$7]/[.D11]*[.$A28]" office:value-type="float" office:value="0.182934722622239" calcext:value-type="float">
            <text:p>0.1829347226</text:p>
          </table:table-cell>
          <table:table-cell table:formula="of:=[.E$7]/[.E11]*[.$A28]" office:value-type="float" office:value="0.175839384930389" calcext:value-type="float">
            <text:p>0.175839384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05:05.752098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